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87aa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b87aa" style:font-size-asian="11pt" style:font-size-complex="11pt"/>
    </style:style>
    <style:style style:name="P4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1b87aa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officeooo:paragraph-rsid="001b87aa"/>
    </style:style>
    <style:style style:name="T1" style:family="text"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T2" style:family="text">
      <style:text-properties style:font-name="serif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line-break/><text:span text:style-name="T1">Trata-se de embargos de declaração interposto pela defesa do apenado LUDGLEYSON MARTINS DE OLIVEIRA, em face da decisão de evento 228.</text:span></text:p>
      <text:p text:style-name="P3">Alega a Defesa que a decisão que indeferiu a progressão de regime foi CONTRADITÓRIA ao se basear no laudo de exame criminológico incompleto ou limitado.</text:p>
      <text:p text:style-name="P3">A Defesa requer ainda que o médico perito seja intimado para complementar o laudo de exame criminológico, alegando omissão.</text:p>
      <text:p text:style-name="P3">Acrescento ao relatório que o MP e a Defesa tiveram acesso ao laudo de exame criminológico antes da decisão, o qual não foi impugnado pela Defesa, conforme se denota do evento 224.</text:p>
      <text:p text:style-name="P3">Relatados.</text:p>
      <text:p text:style-name="P3"><text:span text:style-name="T2">Presentes seus pressupostos, recebo os embargos.</text:span> </text:p>
      <text:p text:style-name="P4">Os embargos de declaração configuram espécie de recurso cabível contra decisão que contiver obscuridade, ambiguidade, contradição ou omissão.</text:p>
      <text:p text:style-name="P4">Nada disso se encontra na decisão embargada.</text:p>
      <text:p text:style-name="P3">Isso porque o laudo de exame criminológico não foi o fundamento da decisão, e sim todo o histórico do apenado na execução penal.</text:p>
      <text:p text:style-name="P3">A decisão foi clara em citar que se trata de apenado com evidente periculosidade, com histórico de três crimes violentos, inclusive com resultado morte, além de tráfico de drogas.</text:p>
      <text:p text:style-name="P5"><text:span text:style-name="T1">Assim, o indeferimento se deu face a ausência de requisito subjetivo, valendo-se do </text:span><text:span text:style-name="Emphasis"><text:span text:style-name="T1">in dubio pro societate</text:span></text:span><text:span text:style-name="T1">, uma vez que se trata de apenado de alta periculosidade e liderança da facção criminosa Sindicato do Crime, o qual oferece risco à ordem pública.</text:span></text:p>
      <text:p text:style-name="P3">A defesa, em verdade, parece querer atacar o laudo de exame criminológico, depois de ter perdido o prazo para impugná-lo.</text:p>
      <text:p text:style-name="P4">Ante o exposto, conheço dos embargos e, no mérito, nego-lhe provimento.</text:p>
      <text:p text:style-name="P3">P.R.I. Certifique a secretaria sobre a tempestividade do recurso de evento 241. Após, dê-se vista ao Ministério Público para que apresente contrarrazões ao agravo em execução.</text:p>
      <text:p text:style-name="P3">Cumpra-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0:22:33.706000000</meta:creation-date>
    <dc:date>2022-08-26T09:23:27.645000000</dc:date>
    <meta:editing-duration>PT1H38M6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15" meta:word-count="281" meta:character-count="1769" meta:non-whitespace-character-count="1501"/>
  </office:meta>
</office:document-meta>
</file>